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style:font-name="Courier new"/>
    </style:style>
    <style:style style:name="P2" style:family="paragraph" style:parent-style-name="Preformatted_20_Text">
      <style:text-properties style:font-name="Courier new" fo:font-style="italic" style:font-style-asian="italic" style:font-style-complex="italic"/>
    </style:style>
    <style:style style:name="P3" style:family="paragraph" style:parent-style-name="Preformatted_20_Text">
      <style:paragraph-properties fo:text-align="start" style:justify-single-word="false"/>
      <style:text-properties style:font-name="Courier new" fo:font-style="italic" style:font-style-asian="italic" style:font-style-complex="italic"/>
    </style:style>
    <style:style style:name="P4" style:family="paragraph" style:parent-style-name="Preformatted_20_Text">
      <style:paragraph-properties fo:text-align="center" style:justify-single-word="false"/>
      <style:text-properties style:font-name="Courier new" fo:font-size="16pt" style:text-underline-style="solid" style:text-underline-width="auto" style:text-underline-color="font-color" fo:font-weight="bold" style:font-size-asian="16pt" style:font-weight-asian="bold" style:font-size-complex="16pt" style:font-weight-complex="bold"/>
    </style:style>
    <style:style style:name="P5" style:family="paragraph" style:parent-style-name="Preformatted_20_Text">
      <style:text-properties style:font-name="Courier new" fo:font-weight="bold" style:font-weight-asian="bold" style:font-weight-complex="bold"/>
    </style:style>
    <style:style style:name="P6" style:family="paragraph" style:parent-style-name="Preformatted_20_Text">
      <style:text-properties style:font-name="Courier new"/>
    </style:style>
    <style:style style:name="P7" style:family="paragraph" style:parent-style-name="Preformatted_20_Text">
      <style:text-properties style:font-name="Courier new" fo:font-size="10pt" style:text-underline-style="solid" style:text-underline-width="auto" style:text-underline-color="font-color" style:font-size-asian="8.75pt" style:font-size-complex="10pt"/>
    </style:style>
    <style:style style:name="P8" style:family="paragraph" style:parent-style-name="Preformatted_20_Text">
      <style:text-properties style:font-name="Courier new" fo:font-weight="bold" style:font-weight-asian="bold" style:font-weight-complex="bold"/>
    </style:style>
    <style:style style:name="T1" style:family="text">
      <style:text-properties fo:font-size="12pt" style:text-underline-style="solid" style:text-underline-width="auto" style:text-underline-color="font-color" style:font-size-asian="12pt" style:font-size-complex="12pt"/>
    </style:style>
    <style:style style:name="T2"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Nom de la créature</text:p>
      <text:p text:style-name="P1"/>
      <text:p text:style-name="P1"/>
      <text:p text:style-name="P1"><text:span text:style-name="T1">Classe :</text:span> <text:span text:style-name="T3">1 à 4</text:span></text:p>
      <text:p text:style-name="P1"><text:span text:style-name="T3">0 – de dangerosité inférieur à l’homme adulte moyen.</text:span></text:p>
      <text:p text:style-name="P1"><text:span text:style-name="T3">1 – de dangerosité équivalente à l’homme adulte moyen.</text:span></text:p>
      <text:p text:style-name="P1"><text:span text:style-name="T3">2 – de dangerosité supérieur à l’homme adulte moyen mais gérable par un agent équipé. </text:span></text:p>
      <text:p text:style-name="P1"><text:span text:style-name="T3">3 – de dangerosité non gérable par un agent équipé, nécessite une équipe.</text:span></text:p>
      <text:p text:style-name="P1"><text:span text:style-name="T3">4 – de dangerosité non gérable par une équipe simple, nécessite plusieurs équipe ou une équipe de classe élite.</text:span></text:p>
      <text:p text:style-name="P1"><text:span text:style-name="T3"/></text:p>
      <text:p text:style-name="P1"/>
      <text:p text:style-name="P1"/>
      <text:p text:style-name="P1"><text:span text:style-name="T1">Caractéristiques notables</text:span><text:span text:style-name="T1"> :</text:span> <text:span text:style-name="T3">blindage biologique (carapaces etc...)</text:span><text:span text:style-name="T3"> / </text:span><text:span text:style-name="T3">grande force</text:span><text:span text:style-name="T3"> / </text:span><text:span text:style-name="T3">grande agilité</text:span><text:span text:style-name="T3"> / </text:span><text:span text:style-name="T3">camouflage biologique / </text:span><text:span text:style-name="T3">comportement déviant (lequel </text:span><text:span text:style-name="T3">en description</text:span><text:span text:style-name="T3">) / </text:span><text:span text:style-name="T3">glande à venin / </text:span><text:span text:style-name="T3">poche à spores</text:span></text:p>
      <text:p text:style-name="P7"/>
      <text:p text:style-name="P1"><text:span text:style-name="T1">Po</text:span><text:span text:style-name="T1">rtée d’action </text:span><text:span text:style-name="T1">globale</text:span><text:span text:style-name="T1"> :</text:span> <text:span text:style-name="T3">X</text:span><text:span text:style-name="T3">XX,</text:span><text:span text:style-name="T3">xx</text:span><text:span text:style-name="T3"> mètres </text:span><text:span text:style-name="T3">/ CAC uniquement</text:span></text:p>
      <text:p text:style-name="P5"/>
      <text:p text:style-name="P1"><text:span text:style-name="T2">P</text:span><text:span text:style-name="T2">oids</text:span><text:span text:style-name="T2"> :</text:span><text:span text:style-name="T3"> </text:span><text:span text:style-name="T3">XXX</text:span><text:span text:style-name="T3">,</text:span><text:span text:style-name="T3">X</text:span><text:span text:style-name="T3">XX,</text:span><text:span text:style-name="T3">xx</text:span><text:span text:style-name="T3"> </text:span><text:span text:style-name="T3">kilogrammes</text:span></text:p>
      <text:p text:style-name="P5"/>
      <text:p text:style-name="P1"><text:span text:style-name="T2">Taille</text:span><text:span text:style-name="T2"> :</text:span><text:span text:style-name="T3"> </text:span><text:span text:style-name="T3">X</text:span><text:span text:style-name="T3">XX,xx kilogrammes</text:span></text:p>
      <text:p text:style-name="P1"/>
      <text:p text:style-name="P1"><text:span text:style-name="T1">Capacité notables</text:span><text:span text:style-name="T1"> :</text:span> </text:p>
      <text:p text:style-name="P1"><text:span text:style-name="T3">type : </text:span><text:span text:style-name="T3">crachat de venin / injection de venin par morsure / injection de neurotoxiques par morsure / injection de venin par griffure / injection de neurotoxiques par griffure / injection de venin par projectile / injection de neurotoxiques par projectile / <text:s/></text:span><text:span text:style-name="T3">transition de maladie </text:span><text:span text:style-name="T3">par morsure / <text:s/></text:span><text:span text:style-name="T3">transition de maladie </text:span><text:span text:style-name="T3">par griffure / </text:span><text:span text:style-name="T3">transition de maladie </text:span><text:span text:style-name="T3">par projectile /</text:span></text:p>
      <text:p text:style-name="P1"><text:span text:style-name="T3">p</text:span><text:span text:style-name="T3">ortée : </text:span><text:span text:style-name="T3">X</text:span><text:span text:style-name="T3">XX,</text:span><text:span text:style-name="T3">xx</text:span><text:span text:style-name="T3"> mètres</text:span></text:p>
      <text:p text:style-name="P1"><text:span text:style-name="T3">effets : </text:span><text:span text:style-name="T3">non notable / </text:span><text:span text:style-name="T3">endormissement / évanouissement / vomissements / </text:span><text:span text:style-name="T3">nausée</text:span><text:span text:style-name="T3">s</text:span><text:span text:style-name="T3"> </text:span><text:span text:style-name="T3">/ </text:span><text:span text:style-name="T3">douleur anormale / atteinte cardiaque (laquelle en description) / </text:span><text:span text:style-name="T3">paralysie totale / paralysie partielle / </text:span><text:span text:style-name="T3">hémorragie / hémorragie interne / </text:span><text:span text:style-name="T3">destruction d’organes</text:span></text:p>
      <text:p text:style-name="P1"/>
      <text:p text:style-name="P1"><text:span text:style-name="T1">Description :</text:span> </text:p>
      <text:p text:style-name="P1"/>
      <text:p text:style-name="P1"><text:tab/><text:span text:style-name="T4">Inter quos Paulus eminebat notarius ortus in Hispania, glabro quidam sub vultu latens, odorandi vias periculorum occultas perquam sagax. is in Brittanniam missus ut militares quosdam perduceret ausos conspirasse Magnentio, cum reniti non possent, iussa licentius supergressus fluminis modo fortunis conplurium sese repentinus infudit et ferebatur per strages multiplices ac ruinas, vinculis membra ingenuorum adfligens et quosdam obterens manicis, crimina scilicet multa consarcinando a veritate longe discreta. unde admissum est facinus impium, quod Constanti tempus nota inusserat sempiterna.</text:span></text:p>
      <text:p text:style-name="P2"/>
      <text:p text:style-name="P1"><text:span text:style-name="T1">Précautions</text:span><text:span text:style-name="T1"> :</text:span> </text:p>
      <text:p text:style-name="P1"/>
      <text:p text:style-name="P3"><text:tab/>Inter quos Paulus eminebat notarius ortus in Hispania, glabro quidam sub vultu latens, odorandi vias periculorum occultas perquam sagax. is in Brittanniam missus ut militares quosdam perduceret ausos conspirasse Magnentio, cum reniti non possent, iussa licentius supergressus fluminis modo fortunis conplurium sese repentinus infudit et ferebatur per strages multiplices ac ruinas, vinculis membra ingenuorum adfligens et quosdam obterens manicis, crimina scilicet multa consarcinando a veritate longe discreta. unde admissum est facinus impium, quod Constanti tempus nota inusserat sempitern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DejaVu Sans Mono" style:font-size-asian="10pt" style:font-name-complex="Liberation Mono"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8-11-21T13:47:06.15</dc:date>
    <meta:editing-duration>PT28M13S</meta:editing-duration>
    <meta:editing-cycles>39</meta:editing-cycles>
    <meta:generator>OpenOffice/4.1.5$Win32 OpenOffice.org_project/415m1$Build-9789</meta:generator>
    <meta:document-statistic meta:table-count="0" meta:image-count="0" meta:object-count="0" meta:page-count="1" meta:paragraph-count="19" meta:word-count="383" meta:character-count="2597"/>
    <dc:creator>Thibault Martin-Teyssier</dc:creator>
  </office:meta>
</office:document-meta>
</file>